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0.913cm" table:align="center"/>
    </style:style>
    <style:style style:name="Таблица1.A" style:family="table-column">
      <style:table-column-properties style:column-width="5.05cm"/>
    </style:style>
    <style:style style:name="Таблица1.B" style:family="table-column">
      <style:table-column-properties style:column-width="5.863cm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16e894" officeooo:paragraph-rsid="0016e894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style="italic" officeooo:rsid="0016e894" officeooo:paragraph-rsid="0016e894" style:font-size-asian="14pt" style:font-style-asian="italic" style:font-size-complex="14pt" style:font-style-complex="italic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Times New Roman" fo:font-size="14pt" fo:language="ru" fo:country="RU" officeooo:rsid="0016e894" officeooo:paragraph-rsid="0016e894" style:font-size-asian="14pt" style:font-size-complex="14pt"/>
    </style:style>
    <style:style style:name="P4" style:family="paragraph" style:parent-style-name="Standard">
      <style:text-properties style:font-name="Times New Roman" fo:font-size="14pt" fo:language="ru" fo:country="RU" officeooo:rsid="0016e894" officeooo:paragraph-rsid="0016e894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text-properties style:font-name="Times New Roman" fo:font-size="14pt" fo:font-weight="bold" officeooo:paragraph-rsid="0016e894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P8" style:family="paragraph" style:parent-style-name="Table_20_Contents">
      <style:text-properties style:font-name="Times New Roman" fo:font-size="14pt" style:font-size-asian="14pt" style:font-size-complex="14pt"/>
    </style:style>
    <style:style style:name="P9" style:family="paragraph" style:parent-style-name="Table_20_Contents">
      <style:text-properties style:font-name="Times New Roman" fo:font-size="14pt" officeooo:rsid="0016e894" officeooo:paragraph-rsid="0016e894" style:font-size-asian="14pt" style:font-size-complex="14pt"/>
    </style:style>
    <style:style style:name="T1" style:family="text">
      <style:text-properties officeooo:rsid="0016e894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АРКА ЗАРЯДЬЕ</text:p>
      <text:p text:style-name="P2"><text:span text:style-name="T2">Адрес</text:span>: Москва, Парк Зарядье, м. Китай-Город</text:p>
      <text:p text:style-name="P3">Грандиозная зона отдыха открылась в самом сердце России в 2017 г. ко дню города Москвы. Во всех отношениях уникальный паре, раскинулся на территории в 12 га и сочетает в себе четыре характерные для России ландшафтные зоны: тундру, степь, лес, болота.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row table:style-name="TableLine2480702420208">
          <table:table-cell table:style-name="Таблица1.A1" office:value-type="string">
            <text:p text:style-name="P5">Ландшафтная зона</text:p>
          </table:table-cell>
          <table:table-cell table:style-name="Таблица1.B1" office:value-type="string">
            <text:p text:style-name="P6">Примеры растений</text:p>
            <text:p text:style-name="P6">ботанической коллекции</text:p>
            <text:p text:style-name="P6">парка Зарядье</text:p>
          </table:table-cell>
        </table:table-row>
        <table:table-row table:style-name="TableLine2480702420208">
          <table:table-cell table:style-name="Таблица1.A2" table:number-rows-spanned="3" office:value-type="string">
            <text:p text:style-name="P7">Смешанный лес</text:p>
          </table:table-cell>
          <table:table-cell table:style-name="Таблица1.B2" office:value-type="string">
            <text:p text:style-name="P8">Лещина обыкновенна</text:p>
          </table:table-cell>
        </table:table-row>
        <table:table-row table:style-name="TableLine2480702420208">
          <table:covered-table-cell table:style-name="Таблица1.A2"/>
          <table:table-cell table:style-name="Таблица1.B2" office:value-type="string">
            <text:p text:style-name="P8">Липа <text:span text:style-name="T1">мелколистная</text:span></text:p>
          </table:table-cell>
        </table:table-row>
        <table:table-row table:style-name="TableLine2480702420208">
          <table:covered-table-cell table:style-name="Таблица1.A2"/>
          <table:table-cell table:style-name="Таблица1.B2" office:value-type="string">
            <text:p text:style-name="P9">Дуб чешуйчатый</text:p>
          </table:table-cell>
        </table:table-row>
        <table:table-row table:style-name="TableLine2480702420208">
          <table:table-cell table:style-name="Таблица1.A2" table:number-rows-spanned="3" office:value-type="string">
            <text:p text:style-name="P7">Северные ландшафты</text:p>
          </table:table-cell>
          <table:table-cell table:style-name="Таблица1.B2" office:value-type="string">
            <text:p text:style-name="P9">Очиток едкий</text:p>
          </table:table-cell>
        </table:table-row>
        <table:table-row table:style-name="TableLine2480702420208">
          <table:covered-table-cell table:style-name="Таблица1.A2"/>
          <table:table-cell table:style-name="Таблица1.B2" office:value-type="string">
            <text:p text:style-name="P9">Берёза карликовая</text:p>
          </table:table-cell>
        </table:table-row>
        <table:table-row table:style-name="TableLine2480702420208">
          <table:covered-table-cell table:style-name="Таблица1.A2"/>
          <table:table-cell table:style-name="Таблица1.B2" office:value-type="string">
            <text:p text:style-name="P9">Горец живородящий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14T09:50:53.349000000</meta:creation-date>
    <dc:date>2024-02-14T10:00:00.435000000</dc:date>
    <meta:editing-duration>PT9M7S</meta:editing-duration>
    <meta:editing-cycles>1</meta:editing-cycles>
    <meta:generator>LibreOffice/7.3.3.2$Windows_X86_64 LibreOffice_project/d1d0ea68f081ee2800a922cac8f79445e4603348</meta:generator>
    <meta:document-statistic meta:table-count="1" meta:image-count="0" meta:object-count="0" meta:page-count="1" meta:paragraph-count="15" meta:word-count="72" meta:character-count="499" meta:non-whitespace-character-count="442"/>
  </office:meta>
</office:document-meta>
</file>